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CC00000129F4ED7D24.svm" manifest:media-type=""/>
  <manifest:file-entry manifest:full-path="Pictures/200000010000028B000000FE2D6D86F9.svm" manifest:media-type=""/>
  <manifest:file-entry manifest:full-path="Pictures/200000010000027A000000FAF273B888.svm" manifest:media-type=""/>
  <manifest:file-entry manifest:full-path="Pictures/2000000100000475000001030C7747F5.svm" manifest:media-type=""/>
  <manifest:file-entry manifest:full-path="Pictures/200000010000032C000000FEC7CA01FA.svm" manifest:media-type=""/>
  <manifest:file-entry manifest:full-path="Pictures/2000000100000287000000F61DFF7E19.svm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20000002000002D5000001140BEF20D9.eps" manifest:media-type=""/>
  <manifest:file-entry manifest:full-path="Pictures/200000010000028B000000FE083A4445.svm" manifest:media-type=""/>
  <manifest:file-entry manifest:full-path="Pictures/200000010000028B000000FE3B4F688E.svm" manifest:media-type=""/>
  <manifest:file-entry manifest:full-path="Pictures/20000001000001E2000000FA1A447933.svm" manifest:media-type=""/>
  <manifest:file-entry manifest:full-path="Pictures/200000010000032C000000FE299D834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2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9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5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3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11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 \to 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9.339cm" svg:height="3.555cm" svg:x="1.677cm" svg:y="0.665cm">
          <draw:image xlink:href="Pictures/20000002000002D5000001140BEF20D9.eps" xlink:type="simple" xlink:show="embed" xlink:actuate="onLoad">
            <text:p/>
          </draw:image>
        </draw:frame>
        <draw:frame draw:style-name="gr2" draw:text-style-name="P1" draw:layer="layout" svg:width="0.775cm" svg:height="0.294cm" svg:x="9.31cm" svg:y="1.213cm">
          <draw:image xlink:href="Pictures/2000000100000287000000F61DFF7E19.svm" xlink:type="simple" xlink:show="embed" xlink:actuate="onLoad">
            <text:p/>
          </draw:image>
        </draw:frame>
        <draw:frame draw:style-name="gr3" draw:text-style-name="P1" draw:layer="layout" svg:width="0.973cm" svg:height="0.304cm" svg:x="9.31cm" svg:y="3.321cm">
          <draw:image xlink:href="Pictures/200000010000032C000000FEC7CA01FA.svm" xlink:type="simple" xlink:show="embed" xlink:actuate="onLoad">
            <text:p/>
          </draw:image>
        </draw:frame>
        <draw:frame draw:style-name="gr4" draw:text-style-name="P1" draw:layer="layout" svg:width="0.78cm" svg:height="0.304cm" svg:x="7.381cm" svg:y="1.208cm">
          <draw:image xlink:href="Pictures/200000010000028B000000FE083A4445.svm" xlink:type="simple" xlink:show="embed" xlink:actuate="onLoad">
            <text:p/>
          </draw:image>
        </draw:frame>
        <draw:frame draw:style-name="gr5" draw:text-style-name="P1" draw:layer="layout" svg:width="0.76cm" svg:height="0.299cm" svg:x="7.401cm" svg:y="3.324cm">
          <draw:image xlink:href="Pictures/200000010000027A000000FAF273B888.svm" xlink:type="simple" xlink:show="embed" xlink:actuate="onLoad">
            <text:p/>
          </draw:image>
        </draw:frame>
        <draw:frame draw:style-name="gr6" draw:text-style-name="P1" draw:layer="layout" svg:width="0.973cm" svg:height="0.304cm" svg:x="4.963cm" svg:y="1.208cm">
          <draw:image xlink:href="Pictures/200000010000032C000000FE299D8342.svm" xlink:type="simple" xlink:show="embed" xlink:actuate="onLoad">
            <text:p/>
          </draw:image>
        </draw:frame>
        <draw:frame draw:style-name="gr3" draw:text-style-name="P1" draw:layer="layout" svg:width="0.973cm" svg:height="0.304cm" svg:x="4.963cm" svg:y="3.321cm">
          <draw:image xlink:href="Pictures/200000010000032C000000FEC7CA01FA.svm" xlink:type="simple" xlink:show="embed" xlink:actuate="onLoad">
            <text:p/>
          </draw:image>
        </draw:frame>
        <draw:frame draw:style-name="gr7" draw:text-style-name="P1" draw:layer="layout" svg:width="0.78cm" svg:height="0.304cm" svg:x="3.005cm" svg:y="1.208cm">
          <draw:image xlink:href="Pictures/200000010000028B000000FE2D6D86F9.svm" xlink:type="simple" xlink:show="embed" xlink:actuate="onLoad">
            <text:p/>
          </draw:image>
        </draw:frame>
        <draw:frame draw:style-name="gr8" draw:text-style-name="P1" draw:layer="layout" svg:width="0.78cm" svg:height="0.304cm" svg:x="3.005cm" svg:y="3.321cm">
          <draw:image xlink:href="Pictures/200000010000028B000000FE3B4F688E.svm" xlink:type="simple" xlink:show="embed" xlink:actuate="onLoad">
            <text:p/>
          </draw:image>
        </draw:frame>
        <draw:frame draw:style-name="gr9" draw:text-style-name="P1" draw:layer="layout" svg:width="0.244cm" svg:height="0.355cm" svg:x="1.461cm" svg:y="3.296cm">
          <draw:image xlink:href="Pictures/20000001000000CC00000129F4ED7D24.svm" xlink:type="simple" xlink:show="embed" xlink:actuate="onLoad">
            <text:p/>
          </draw:image>
        </draw:frame>
        <draw:line draw:style-name="gr10" draw:text-style-name="P1" draw:layer="layout" svg:x1="9.312cm" svg:y1="2.139cm" svg:x2="9.312cm" svg:y2="1.769cm">
          <text:p/>
        </draw:line>
        <draw:frame draw:style-name="gr11" draw:text-style-name="P1" draw:layer="layout" svg:width="0.349cm" svg:height="0.349cm" svg:x="9.457cm" svg:y="1.786cm">
          <draw:image xlink:href="Pictures/200000010000012400000124B71AD160.svm" xlink:type="simple" xlink:show="embed" xlink:actuate="onLoad">
            <text:p/>
          </draw:image>
        </draw:frame>
        <draw:frame draw:style-name="gr12" draw:text-style-name="P1" draw:layer="layout" svg:width="1.368cm" svg:height="0.31cm" svg:x="0.51cm" svg:y="0.863cm">
          <draw:image xlink:href="Pictures/2000000100000475000001030C7747F5.svm" xlink:type="simple" xlink:show="embed" xlink:actuate="onLoad">
            <text:p/>
          </draw:image>
        </draw:frame>
        <draw:frame draw:style-name="gr13" draw:text-style-name="P1" draw:layer="layout" svg:width="0.577cm" svg:height="0.299cm" svg:x="6.123cm" svg:y="0.351cm">
          <draw:image xlink:href="Pictures/20000001000001E2000000FA1A44793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9T17:33:28</meta:creation-date>
    <meta:editing-duration>PT9M47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8-09T17:43:14</dc:date>
    <dc:creator>kkk </dc:creator>
    <meta:document-statistic meta:object-count="14"/>
    <meta:template xlink:type="simple" xlink:actuate="onRequest" xlink:title="kkkFigures" xlink:href="../../../../../.libreoffice/3/user/template/kkkFigures.otg" meta:date="2014-08-09T17:33:28"/>
  </office:meta>
</office:document-meta>
</file>